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59cm"/>
    </style:style>
    <style:style style:name="gr5" style:family="graphic" style:parent-style-name="standard">
      <style:graphic-properties draw:stroke="none" draw:fill="none" fo:min-height="0.483cm"/>
    </style:style>
    <style:style style:name="gr6" style:family="graphic" style:parent-style-name="standard">
      <style:graphic-properties draw:stroke="none" draw:fill="none" fo:min-height="0.509cm"/>
    </style:style>
    <style:style style:name="gr7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8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9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0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1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86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width="true" fo:min-height="0.475cm" fo:min-width="4.1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5.598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0.507cm"/>
    </style:style>
    <style:style style:name="gr17" style:family="graphic" style:parent-style-name="standard">
      <style:graphic-properties svg:stroke-color="#808080" draw:marker-end="Arrow" draw:textarea-vertical-align="middle"/>
    </style:style>
    <style:style style:name="gr18" style:family="graphic" style:parent-style-name="standard">
      <style:graphic-properties draw:fill="gradient" draw:fill-gradient-name="Gradient_20_6" draw:gradient-step-count="96" draw:textarea-horizontal-align="justify" draw:textarea-vertical-align="middle" draw:auto-grow-height="false" fo:min-height="2.829cm" fo:min-width="6.283cm"/>
    </style:style>
    <style:style style:name="gr19" style:family="graphic" style:parent-style-name="objectwithoutfill">
      <style:graphic-properties svg:stroke-color="#999999" draw:fill="none" draw:gradient-step-count="0" draw:textarea-vertical-align="middle"/>
    </style:style>
    <style:style style:name="gr20" style:family="graphic" style:parent-style-name="objectwithoutfill">
      <style:graphic-properties svg:stroke-color="#999999" draw:fill="gradient" draw:fill-gradient-name="gradient" draw:gradient-step-count="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gradient-step-count="0" fo:min-height="0.475cm"/>
    </style:style>
    <style:style style:name="gr22" style:family="graphic" style:parent-style-name="standard" style:list-style-name="L1">
      <style:graphic-properties draw:stroke="none" svg:stroke-color="#000000" draw:fill="none" draw:fill-color="#ffffff" draw:gradient-step-count="0" fo:min-height="1.4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text-properties fo:color="#2a6099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860d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margin-left="0cm" fo:margin-right="0cm" fo:text-indent="0cm"/>
      <style:text-properties fo:color="#2a6099" style:font-name="Arial" fo:font-size="12pt" style:letter-kerning="true" style:font-size-asian="12pt" style:font-name-complex="Arial Unicode MS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860d" style:font-name="Arial" fo:font-size="12pt" style:letter-kerning="true" style:font-size-asian="12pt" style:font-name-complex="Arial Unicode MS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text-properties fo:color="#00a933" fo:font-size="12pt" style:font-size-asian="12pt" style:font-size-complex="12pt"/>
    </style:style>
    <style:style style:name="P10" style:family="paragraph">
      <style:paragraph-properties fo:text-align="center"/>
      <style:text-properties fo:color="#2a6099"/>
    </style:style>
    <style:style style:name="P11" style:family="paragraph">
      <loext:graphic-properties draw:fill="gradient" draw:fill-gradient-name="Gradient_20_6" draw:gradient-step-count="96"/>
      <style:paragraph-properties fo:text-align="center"/>
      <style:text-properties fo:color="#2a6099"/>
    </style:style>
    <style:style style:name="P12" style:family="paragraph">
      <loext:graphic-properties draw:fill="none" draw:gradient-step-count="0"/>
      <style:paragraph-properties fo:text-align="center"/>
      <style:text-properties fo:color="#2a6099"/>
    </style:style>
    <style:style style:name="P13" style:family="paragraph">
      <loext:graphic-properties draw:fill="gradient" draw:fill-gradient-name="gradient" draw:gradient-step-count="0"/>
      <style:paragraph-properties fo:text-align="center"/>
      <style:text-properties fo:color="#2a6099"/>
    </style:style>
    <style:style style:name="P14" style:family="paragraph">
      <loext:graphic-properties draw:fill="none" draw:fill-color="#ffffff" draw:gradient-step-count="0"/>
      <style:text-properties fo:color="#2a6099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 draw:gradient-step-count="0"/>
      <style:paragraph-properties fo:margin-left="0cm" fo:margin-right="0cm" fo:margin-top="0cm" fo:margin-bottom="0cm" fo:line-height="100%" fo:text-align="start" fo:text-indent="0cm"/>
      <style:text-properties fo:color="#2a609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fo:color="#ff860d" fo:font-size="12pt" style:font-size-asian="12pt" style:font-size-complex="12pt"/>
    </style:style>
    <style:style style:name="T4" style:family="text">
      <style:text-properties fo:color="#2a6099" style:font-name="Arial" fo:font-size="12pt" style:letter-kerning="true" style:font-size-asian="12pt" style:font-name-complex="Arial Unicode MS" style:font-size-complex="12pt"/>
    </style:style>
    <style:style style:name="T5" style:family="text">
      <style:text-properties fo:color="#ff860d" style:font-name="Arial" fo:font-size="12pt" style:letter-kerning="true" style:font-size-asian="12pt" style:font-name-complex="Arial Unicode MS" style:font-size-complex="12pt"/>
    </style:style>
    <style:style style:name="T6" style:family="text">
      <style:text-properties fo:color="#00a9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49cm" svg:height="1.201cm" svg:x="1.511cm" svg:y="4.669cm">
          <text:p text:style-name="P1"><text:span text:style-name="T1">widget_player</text:span></text:p>
        </draw:rect>
        <draw:rect draw:style-name="gr1" draw:text-style-name="P2" draw:layer="layout" svg:width="2.849cm" svg:height="1.201cm" svg:x="1.546cm" svg:y="7.793cm">
          <text:p text:style-name="P1"><text:span text:style-name="T1">variable_player</text:span></text:p>
        </draw:rect>
        <draw:rect draw:style-name="gr1" draw:text-style-name="P2" draw:layer="layout" svg:width="2.849cm" svg:height="1.201cm" svg:x="1.545cm" svg:y="13.662cm">
          <text:p text:style-name="P1"><text:span text:style-name="T1">show_player</text:span></text:p>
        </draw:rect>
        <draw:custom-shape draw:style-name="gr2" draw:text-style-name="P2" draw:layer="layout" svg:width="3.742cm" svg:height="1.098cm" svg:x="9.921cm" svg:y="5.699cm">
          <text:p text:style-name="P1"><text:span text:style-name="T1">widget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742cm" svg:height="1.098cm" svg:x="10.231cm" svg:y="8.378cm">
          <text:p text:style-name="P1"><text:span text:style-name="T1">counter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6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083cm" svg:y="8.481cm">
          <text:p text:style-name="P1"><text:span text:style-name="T1">shot_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7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17cm" svg:y="11.848cm">
          <text:p text:style-name="P1"><text:span text:style-name="T1">shot_pro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2.849cm" svg:height="1.201cm" svg:x="1.478cm" svg:y="16.41cm">
          <text:p text:style-name="P1"><text:span text:style-name="T1">light_player</text:span></text:p>
        </draw:rect>
        <draw:custom-shape draw:style-name="gr2" draw:text-style-name="P2" draw:layer="layout" svg:width="3.742cm" svg:height="1.098cm" svg:x="10.335cm" svg:y="10.987cm">
          <text:p text:style-name="P1"><text:span text:style-name="T1">show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xml:id="id2" draw:id="id2" draw:layer="layout" svg:width="4.604cm" svg:height="0.725cm" svg:x="10.878cm" svg:y="6.83cm">
          <draw:text-box>
            <text:p><text:span text:style-name="T2">medal_start_banner</text:span></text:p>
          </draw:text-box>
        </draw:frame>
        <draw:frame draw:style-name="gr4" draw:text-style-name="P4" xml:id="id1" draw:id="id1" draw:layer="layout" svg:width="4.659cm" svg:height="0.725cm" svg:x="1.561cm" svg:y="5.871cm">
          <draw:text-box>
            <text:p><text:span text:style-name="T3">mode_medal_started</text:span></text:p>
          </draw:text-box>
        </draw:frame>
        <draw:frame draw:style-name="gr5" draw:text-style-name="P3" draw:layer="layout" svg:width="6.32cm" svg:height="0.733cm" svg:x="11.239cm" svg:y="9.49cm">
          <draw:text-box>
            <text:p><text:span text:style-name="T2">medal_shot_complete_count</text:span></text:p>
          </draw:text-box>
        </draw:frame>
        <draw:frame draw:style-name="gr6" draw:text-style-name="P3" xml:id="id6" draw:id="id6" draw:layer="layout" svg:width="2.935cm" svg:height="0.759cm" svg:x="11.232cm" svg:y="12.134cm">
          <draw:text-box>
            <text:p><text:span text:style-name="T2">flash_yellow</text:span></text:p>
          </draw:text-box>
        </draw:frame>
        <draw:frame draw:style-name="gr3" draw:text-style-name="P3" xml:id="id4" draw:id="id4" draw:layer="layout" svg:width="2.741cm" svg:height="0.725cm" svg:x="11.282cm" svg:y="12.786cm">
          <draw:text-box>
            <text:p><text:span text:style-name="T2">reentry_lit</text:span></text:p>
          </draw:text-box>
        </draw:frame>
        <draw:frame draw:style-name="gr3" draw:text-style-name="P3" draw:layer="layout" svg:width="3.426cm" svg:height="0.725cm" svg:x="20.29cm" svg:y="6.573cm">
          <draw:text-box>
            <text:p><text:span text:style-name="T2">medalL_shot</text:span></text:p>
          </draw:text-box>
        </draw:frame>
        <draw:frame draw:style-name="gr7" draw:text-style-name="P6" draw:layer="layout" svg:width="3.57cm" svg:height="0.725cm" svg:x="20.29cm" svg:y="7.088cm">
          <draw:text-box>
            <text:p text:style-name="P5"><text:span text:style-name="T4">medalM_shot</text:span></text:p>
          </draw:text-box>
        </draw:frame>
        <draw:frame draw:style-name="gr8" draw:text-style-name="P6" draw:layer="layout" svg:width="3.363cm" svg:height="0.725cm" svg:x="20.29cm" svg:y="7.588cm">
          <draw:text-box>
            <text:p text:style-name="P5"><text:span text:style-name="T4">medalR_shot</text:span></text:p>
          </draw:text-box>
        </draw:frame>
        <draw:frame draw:style-name="gr9" draw:text-style-name="P6" xml:id="id8" draw:id="id8" draw:layer="layout" svg:width="3.023cm" svg:height="0.725cm" svg:x="20.236cm" svg:y="9.766cm">
          <draw:text-box>
            <text:p text:style-name="P5"><text:span text:style-name="T4">medal_shot</text:span></text:p>
          </draw:text-box>
        </draw:frame>
        <draw:frame draw:style-name="gr10" draw:text-style-name="P6" xml:id="id3" draw:id="id3" draw:layer="layout" svg:width="2.295cm" svg:height="0.725cm" svg:x="20.511cm" svg:y="13.214cm">
          <draw:text-box>
            <text:p text:style-name="P5"><text:span text:style-name="T4">reentry</text:span></text:p>
          </draw:text-box>
        </draw:frame>
        <draw:frame draw:style-name="gr11" draw:text-style-name="P4" draw:layer="layout" svg:width="4.642cm" svg:height="0.725cm" svg:x="1.492cm" svg:y="9.044cm">
          <draw:text-box>
            <text:p text:style-name="P5"><text:span text:style-name="T5">reentry_shot_off_hit</text:span></text:p>
          </draw:text-box>
        </draw:frame>
        <draw:frame draw:style-name="gr11" draw:text-style-name="P4" draw:layer="layout" svg:width="4.642cm" svg:height="0.725cm" svg:x="1.492cm" svg:y="9.616cm">
          <draw:text-box>
            <text:p text:style-name="P5"><text:span text:style-name="T5">reentry_shot_lit_hit</text:span></text:p>
          </draw:text-box>
        </draw:frame>
        <draw:frame draw:style-name="gr12" draw:text-style-name="P4" draw:layer="layout" svg:width="5.366cm" svg:height="0.725cm" svg:x="1.492cm" svg:y="10.188cm">
          <draw:text-box>
            <text:p text:style-name="P5"><text:span text:style-name="T5">reentry_shot_lit_complete</text:span></text:p>
          </draw:text-box>
        </draw:frame>
        <draw:frame draw:style-name="gr13" draw:text-style-name="P7" draw:layer="layout" svg:width="4.659cm" svg:height="0.725cm" svg:x="1.492cm" svg:y="10.76cm">
          <draw:text-box>
            <text:p text:style-name="P5"><text:span text:style-name="T5">mode_reentry_started</text:span></text:p>
          </draw:text-box>
        </draw:frame>
        <draw:frame draw:style-name="gr14" draw:text-style-name="P4" draw:layer="layout" svg:width="6.098cm" svg:height="0.725cm" svg:x="1.492cm" svg:y="11.333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92cm" svg:y="11.905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92cm" svg:y="12.477cm">
          <draw:text-box>
            <text:p text:style-name="P5"><text:span text:style-name="T5">reentry_shot_done{count==4}</text:span></text:p>
          </draw:text-box>
        </draw:frame>
        <draw:frame draw:style-name="gr12" draw:text-style-name="P4" xml:id="id5" draw:id="id5" draw:layer="layout" svg:width="5.366cm" svg:height="0.725cm" svg:x="1.551cm" svg:y="14.881cm">
          <draw:text-box>
            <text:p text:style-name="P5"><text:span text:style-name="T5">reentry_shot_lit_complete</text:span></text:p>
          </draw:text-box>
        </draw:frame>
        <draw:frame draw:style-name="gr14" draw:text-style-name="P4" draw:layer="layout" svg:width="6.098cm" svg:height="0.725cm" svg:x="1.457cm" svg:y="17.627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58cm" svg:y="18.127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59cm" svg:y="18.727cm">
          <draw:text-box>
            <text:p text:style-name="P5"><text:span text:style-name="T5">reentry_shot_done{count==4}</text:span></text:p>
          </draw:text-box>
        </draw:frame>
        <draw:line draw:style-name="gr15" draw:text-style-name="P8" xml:id="id7" draw:id="id7" draw:layer="layout" svg:x1="23.652cm" svg:y1="6.728cm" svg:x2="23.652cm" svg:y2="8.102cm">
          <text:p/>
        </draw:line>
        <draw:frame draw:style-name="gr16" draw:text-style-name="P9" draw:layer="layout" svg:width="6.007cm" svg:height="0.757cm" svg:x="11.74cm" svg:y="9.991cm">
          <draw:text-box>
            <text:p><text:span text:style-name="T2">medal</text:span><text:span text:style-name="T6">_shot_done</text:span></text:p>
          </draw:text-box>
        </draw:frame>
        <draw:connector draw:style-name="gr17" draw:text-style-name="P10" draw:layer="layout" svg:x1="6.22cm" svg:y1="6.233cm" svg:x2="10.878cm" svg:y2="7.192cm" draw:start-shape="id1" draw:start-glue-point="1" draw:end-shape="id2" draw:end-glue-point="3" svg:d="M6220 6233h2329v959h2329" svg:viewBox="0 0 4659 960">
          <text:p/>
        </draw:connector>
        <draw:connector draw:style-name="gr17" draw:text-style-name="P10" draw:layer="layout" svg:x1="20.511cm" svg:y1="13.576cm" svg:x2="14.023cm" svg:y2="13.148cm" draw:start-shape="id3" draw:start-glue-point="3" draw:end-shape="id4" draw:end-glue-point="1" svg:d="M20511 13576h-3244v-428h-3244" svg:viewBox="0 0 6489 429">
          <text:p/>
        </draw:connector>
        <draw:connector draw:style-name="gr17" draw:text-style-name="P10" draw:layer="layout" svg:x1="6.917cm" svg:y1="15.243cm" svg:x2="11.232cm" svg:y2="12.513cm" draw:start-shape="id5" draw:start-glue-point="1" draw:end-shape="id6" draw:end-glue-point="3" svg:d="M6917 15243h2158v-2730h2157" svg:viewBox="0 0 4316 2731">
          <text:p/>
        </draw:connector>
        <draw:connector draw:style-name="gr17" draw:text-style-name="P10" draw:layer="layout" draw:line-skew="0.91cm" svg:x1="23.652cm" svg:y1="7.415cm" svg:x2="23.259cm" svg:y2="10.128cm" draw:start-shape="id7" draw:start-glue-point="1" draw:end-shape="id8" draw:end-glue-point="1" svg:d="M23652 7415h1411v2713h-1804" svg:viewBox="0 0 1805 2714">
          <text:p/>
        </draw:connector>
        <draw:connector draw:style-name="gr17" draw:text-style-name="P10" draw:layer="layout" draw:line-skew="1.872cm" svg:x1="23.652cm" svg:y1="6.728cm" svg:x2="22.806cm" svg:y2="13.576cm" draw:start-shape="id7" draw:start-glue-point="0" draw:end-shape="id3" draw:end-glue-point="1" svg:d="M23652 6728h2373v6848h-3219" svg:viewBox="0 0 3220 6849">
          <text:p/>
        </draw:connector>
        <draw:frame draw:style-name="gr11" draw:text-style-name="P4" draw:layer="layout" svg:width="4.642cm" svg:height="0.725cm" svg:x="16.261cm" svg:y="1cm">
          <draw:text-box>
            <text:p text:style-name="P5"><text:span text:style-name="T5">Event handler</text:span></text:p>
          </draw:text-box>
        </draw:frame>
        <draw:frame draw:style-name="gr3" draw:text-style-name="P3" draw:layer="layout" svg:width="4.604cm" svg:height="0.725cm" svg:x="16.242cm" svg:y="1.707cm">
          <draw:text-box>
            <text:p><text:span text:style-name="T2">Name</text:span></text:p>
          </draw:text-box>
        </draw:frame>
        <draw:frame draw:style-name="gr16" draw:text-style-name="P9" draw:layer="layout" svg:width="6.007cm" svg:height="0.757cm" svg:x="16.191cm" svg:y="2.343cm">
          <draw:text-box>
            <text:p><text:span text:style-name="T6">Event</text:span></text:p>
          </draw:text-box>
        </draw:frame>
        <draw:custom-shape draw:style-name="gr18" draw:text-style-name="P11" draw:layer="layout" svg:width="6.783cm" svg:height="3.079cm" svg:x="0.986cm" svg:y="1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0.993cm" svg:y1="1.602cm" svg:x2="7.744cm" svg:y2="1.602cm">
          <text:p/>
        </draw:line>
        <draw:line draw:style-name="gr20" draw:text-style-name="P13" draw:layer="layout" svg:x1="2.312cm" svg:y1="1cm" svg:x2="2.312cm" svg:y2="4.079cm">
          <text:p/>
        </draw:line>
        <draw:frame draw:style-name="gr21" draw:text-style-name="P14" draw:layer="layout" svg:width="2.068cm" svg:height="0.725cm" svg:x="0.843cm" svg:y="1cm">
          <draw:text-box>
            <text:p><text:span text:style-name="T1">Mode:</text:span></text:p>
          </draw:text-box>
        </draw:frame>
        <draw:frame draw:style-name="gr21" draw:text-style-name="P14" draw:layer="layout" svg:width="2.068cm" svg:height="0.725cm" svg:x="2.243cm" svg:y="1.001cm">
          <draw:text-box>
            <text:p><text:span text:style-name="T1">medal</text:span></text:p>
          </draw:text-box>
        </draw:frame>
        <draw:frame draw:style-name="gr22" draw:text-style-name="P16" draw:layer="layout" svg:width="5.58cm" svg:height="1.708cm" svg:x="2.325cm" svg:y="1.746cm">
          <draw:text-box>
            <text:p text:style-name="P15"><text:span text:style-name="T1">start_events: ball_started</text:span></text:p>
            <text:p text:style-name="P15"><text:span text:style-name="T1">stop_events: ball_stopped</text:span></text:p>
            <text:p><text:span text:style-name="T1">priority: 2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5ce" draw:end-color="#ffb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5ce" draw:end-color="#ffe99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Trickel</meta:initial-creator>
    <meta:creation-date>2023-12-01T07:10:35</meta:creation-date>
    <dc:date>2025-01-21T11:52:52.931000000</dc:date>
    <meta:editing-duration>PT22H25M47S</meta:editing-duration>
    <meta:editing-cycles>18</meta:editing-cycles>
    <meta:generator>LibreOffice/6.2.3.2$Windows_X86_64 LibreOffice_project/aecc05fe267cc68dde00352a451aa867b3b546ac</meta:generator>
    <meta:document-statistic meta:object-count="48"/>
  </office:meta>
</office:document-meta>
</file>